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961cm"/>
    </style:style>
    <style:style style:name="co2" style:family="table-column">
      <style:table-column-properties fo:break-before="auto" style:column-width="1.857cm"/>
    </style:style>
    <style:style style:name="co3" style:family="table-column">
      <style:table-column-properties fo:break-before="auto" style:column-width="5.507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2.067cm"/>
    </style:style>
    <style:style style:name="co6" style:family="table-column">
      <style:table-column-properties fo:break-before="auto" style:column-width="2.272cm"/>
    </style:style>
    <style:style style:name="co7" style:family="table-column">
      <style:table-column-properties fo:break-before="auto" style:column-width="1.252cm"/>
    </style:style>
    <style:style style:name="co8" style:family="table-column">
      <style:table-column-properties fo:break-before="auto" style:column-width="1.829cm"/>
    </style:style>
    <style:style style:name="co9" style:family="table-column">
      <style:table-column-properties fo:break-before="auto" style:column-width="2.409cm"/>
    </style:style>
    <style:style style:name="co10" style:family="table-column">
      <style:table-column-properties fo:break-before="auto" style:column-width="2.515cm"/>
    </style:style>
    <style:style style:name="co11" style:family="table-column">
      <style:table-column-properties fo:break-before="auto" style:column-width="2.147cm"/>
    </style:style>
    <style:style style:name="co12" style:family="table-column">
      <style:table-column-properties fo:break-before="auto" style:column-width="1.041cm"/>
    </style:style>
    <style:style style:name="co13" style:family="table-column">
      <style:table-column-properties fo:break-before="auto" style:column-width="1.646cm"/>
    </style:style>
    <style:style style:name="co14" style:family="table-column">
      <style:table-column-properties fo:break-before="auto" style:column-width="2.699cm"/>
    </style:style>
    <style:style style:name="co15" style:family="table-column">
      <style:table-column-properties fo:break-before="auto" style:column-width="2.357cm"/>
    </style:style>
    <style:style style:name="co16" style:family="table-column">
      <style:table-column-properties fo:break-before="auto" style:column-width="1.249cm"/>
    </style:style>
    <style:style style:name="co17" style:family="table-column">
      <style:table-column-properties fo:break-before="auto" style:column-width="1.595cm"/>
    </style:style>
    <style:style style:name="co1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raft_armou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>
            <text:p>2DA</text:p>
          </table:table-cell>
          <table:table-cell office:value-type="string">
            <text:p>V2.0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2">
          <table:table-cell/>
          <table:table-cell office:value-type="string">
            <text:p>Name</text:p>
          </table:table-cell>
          <table:table-cell office:value-type="string">
            <text:p>Label</text:p>
          </table:table-cell>
          <table:table-cell office:value-type="string">
            <text:p>Description</text:p>
          </table:table-cell>
          <table:table-cell office:value-type="string">
            <text:p>CasterLevel</text:p>
          </table:table-cell>
          <table:table-cell office:value-type="string">
            <text:p>SpellPattern</text:p>
          </table:table-cell>
          <table:table-cell office:value-type="string">
            <text:p>Spell1</text:p>
          </table:table-cell>
          <table:table-cell office:value-type="string">
            <text:p>Spell2</text:p>
          </table:table-cell>
          <table:table-cell office:value-type="string">
            <text:p>Spell3</text:p>
          </table:table-cell>
          <table:table-cell office:value-type="string">
            <text:p>SpellOR1</text:p>
          </table:table-cell>
          <table:table-cell office:value-type="string">
            <text:p>SpellOR2</text:p>
          </table:table-cell>
          <table:table-cell office:value-type="string">
            <text:p>Enhancement</text:p>
          </table:table-cell>
          <table:table-cell office:value-type="string">
            <text:p>AdditionalCost</text:p>
          </table:table-cell>
          <table:table-cell office:value-type="string">
            <text:p>ReplaceLast</text:p>
          </table:table-cell>
          <table:table-cell office:value-type="string">
            <text:p>Type</text:p>
          </table:table-cell>
          <table:table-cell office:value-type="string">
            <text:p>SubType</text:p>
          </table:table-cell>
          <table:table-cell office:value-type="string">
            <text:p>CostTableValue</text:p>
          </table:table-cell>
          <table:table-cell office:value-type="string">
            <text:p>Param1Value</text:p>
          </table:table-cell>
          <table:table-cell office:value-type="string">
            <text:p>Epic</text:p>
          </table:table-cell>
          <table:table-cell office:value-type="string">
            <text:p>Finish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828726">
            <text:p>16828726</text:p>
          </table:table-cell>
          <table:table-cell office:value-type="string">
            <text:p>Enhancement_+1</text:p>
          </table:table-cell>
          <table:table-cell office:value-type="float" office:value="16828746">
            <text:p>16828746</text:p>
          </table:table-cell>
          <table:table-cell table:formula="oooc:=3*([.A4]+1)" office:value-type="float" office:value="3">
            <text:p>3</text:p>
          </table:table-cell>
          <table:table-cell table:number-columns-repeated="6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table:formula="oooc:=(([.E4]&gt;20)OR(NOT([.L4]=&quot;****&quot;)AND([.L4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828727">
            <text:p>16828727</text:p>
          </table:table-cell>
          <table:table-cell office:value-type="string">
            <text:p>Enhancement_+2</text:p>
          </table:table-cell>
          <table:table-cell office:value-type="float" office:value="16828746">
            <text:p>16828746</text:p>
          </table:table-cell>
          <table:table-cell table:formula="oooc:=3*([.A5]+1)" office:value-type="float" office:value="6">
            <text:p>6</text:p>
          </table:table-cell>
          <table:table-cell table:number-columns-repeated="6" office:value-type="string">
            <text:p>****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formula="oooc:=(([.E5]&gt;20)OR(NOT([.L5]=&quot;****&quot;)AND([.L5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28728">
            <text:p>16828728</text:p>
          </table:table-cell>
          <table:table-cell office:value-type="string">
            <text:p>Enhancement_+3</text:p>
          </table:table-cell>
          <table:table-cell office:value-type="float" office:value="16828746">
            <text:p>16828746</text:p>
          </table:table-cell>
          <table:table-cell table:formula="oooc:=3*([.A6]+1)" office:value-type="float" office:value="9">
            <text:p>9</text:p>
          </table:table-cell>
          <table:table-cell table:number-columns-repeated="6"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table:formula="oooc:=(([.E6]&gt;20)OR(NOT([.L6]=&quot;****&quot;)AND([.L6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828729">
            <text:p>16828729</text:p>
          </table:table-cell>
          <table:table-cell office:value-type="string">
            <text:p>Enhancement_+4</text:p>
          </table:table-cell>
          <table:table-cell office:value-type="float" office:value="16828746">
            <text:p>16828746</text:p>
          </table:table-cell>
          <table:table-cell table:formula="oooc:=3*([.A7]+1)" office:value-type="float" office:value="12">
            <text:p>12</text:p>
          </table:table-cell>
          <table:table-cell table:number-columns-repeated="6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table:formula="oooc:=(([.E7]&gt;20)OR(NOT([.L7]=&quot;****&quot;)AND([.L7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828730">
            <text:p>16828730</text:p>
          </table:table-cell>
          <table:table-cell office:value-type="string">
            <text:p>Enhancement_+5</text:p>
          </table:table-cell>
          <table:table-cell office:value-type="float" office:value="16828746">
            <text:p>16828746</text:p>
          </table:table-cell>
          <table:table-cell table:formula="oooc:=3*([.A8]+1)" office:value-type="float" office:value="15">
            <text:p>15</text:p>
          </table:table-cell>
          <table:table-cell table:number-columns-repeated="6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table:formula="oooc:=(([.E8]&gt;20)OR(NOT([.L8]=&quot;****&quot;)AND([.L8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828731">
            <text:p>16828731</text:p>
          </table:table-cell>
          <table:table-cell office:value-type="string">
            <text:p>Enhancement_+6</text:p>
          </table:table-cell>
          <table:table-cell office:value-type="float" office:value="16828746">
            <text:p>16828746</text:p>
          </table:table-cell>
          <table:table-cell table:formula="oooc:=3*([.A9]+1)" office:value-type="float" office:value="18">
            <text:p>18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table:formula="oooc:=(([.E9]&gt;20)OR(NOT([.L9]=&quot;****&quot;)AND([.L9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828732">
            <text:p>16828732</text:p>
          </table:table-cell>
          <table:table-cell office:value-type="string">
            <text:p>Enhancement_+7</text:p>
          </table:table-cell>
          <table:table-cell office:value-type="float" office:value="16828746">
            <text:p>16828746</text:p>
          </table:table-cell>
          <table:table-cell table:formula="oooc:=3*([.A10]+1)" office:value-type="float" office:value="21">
            <text:p>21</text:p>
          </table:table-cell>
          <table:table-cell table:number-columns-repeated="6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table:formula="oooc:=(([.E10]&gt;20)OR(NOT([.L10]=&quot;****&quot;)AND([.L10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828733">
            <text:p>16828733</text:p>
          </table:table-cell>
          <table:table-cell office:value-type="string">
            <text:p>Enhancement_+8</text:p>
          </table:table-cell>
          <table:table-cell office:value-type="float" office:value="16828746">
            <text:p>16828746</text:p>
          </table:table-cell>
          <table:table-cell table:formula="oooc:=3*([.A11]+1)" office:value-type="float" office:value="24">
            <text:p>24</text:p>
          </table:table-cell>
          <table:table-cell table:number-columns-repeated="6"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table:formula="oooc:=(([.E11]&gt;20)OR(NOT([.L11]=&quot;****&quot;)AND([.L11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828734">
            <text:p>16828734</text:p>
          </table:table-cell>
          <table:table-cell office:value-type="string">
            <text:p>Enhancement_+9</text:p>
          </table:table-cell>
          <table:table-cell office:value-type="float" office:value="16828746">
            <text:p>16828746</text:p>
          </table:table-cell>
          <table:table-cell table:formula="oooc:=3*([.A12]+1)" office:value-type="float" office:value="27">
            <text:p>27</text:p>
          </table:table-cell>
          <table:table-cell table:number-columns-repeated="6"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table:formula="oooc:=(([.E12]&gt;20)OR(NOT([.L12]=&quot;****&quot;)AND([.L12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828735">
            <text:p>16828735</text:p>
          </table:table-cell>
          <table:table-cell office:value-type="string">
            <text:p>Enhancement_+10</text:p>
          </table:table-cell>
          <table:table-cell office:value-type="float" office:value="16828746">
            <text:p>16828746</text:p>
          </table:table-cell>
          <table:table-cell table:formula="oooc:=3*([.A13]+1)" office:value-type="float" office:value="30">
            <text:p>30</text:p>
          </table:table-cell>
          <table:table-cell table:number-columns-repeated="6" office:value-type="string">
            <text:p>****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table:formula="oooc:=(([.E13]&gt;20)OR(NOT([.L13]=&quot;****&quot;)AND([.L13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828736">
            <text:p>16828736</text:p>
          </table:table-cell>
          <table:table-cell office:value-type="string">
            <text:p>Enhancement_+11</text:p>
          </table:table-cell>
          <table:table-cell office:value-type="float" office:value="16828746">
            <text:p>16828746</text:p>
          </table:table-cell>
          <table:table-cell table:formula="oooc:=3*([.A14]+1)" office:value-type="float" office:value="33">
            <text:p>33</text:p>
          </table:table-cell>
          <table:table-cell table:number-columns-repeated="6" office:value-type="string">
            <text:p>****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table:formula="oooc:=(([.E14]&gt;20)OR(NOT([.L14]=&quot;****&quot;)AND([.L14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828737">
            <text:p>16828737</text:p>
          </table:table-cell>
          <table:table-cell office:value-type="string">
            <text:p>Enhancement_+12</text:p>
          </table:table-cell>
          <table:table-cell office:value-type="float" office:value="16828746">
            <text:p>16828746</text:p>
          </table:table-cell>
          <table:table-cell table:formula="oooc:=3*([.A15]+1)" office:value-type="float" office:value="36">
            <text:p>36</text:p>
          </table:table-cell>
          <table:table-cell table:number-columns-repeated="6" office:value-type="string">
            <text:p>****</text:p>
          </table:table-cell>
          <table:table-cell office:value-type="float" office:value="12">
            <text:p>12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office:value-type="string">
            <text:p>****</text:p>
          </table:table-cell>
          <table:table-cell table:formula="oooc:=(([.E15]&gt;20)OR(NOT([.L15]=&quot;****&quot;)AND([.L15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828738">
            <text:p>16828738</text:p>
          </table:table-cell>
          <table:table-cell office:value-type="string">
            <text:p>Enhancement_+13</text:p>
          </table:table-cell>
          <table:table-cell office:value-type="float" office:value="16828746">
            <text:p>16828746</text:p>
          </table:table-cell>
          <table:table-cell table:formula="oooc:=3*([.A16]+1)" office:value-type="float" office:value="39">
            <text:p>39</text:p>
          </table:table-cell>
          <table:table-cell table:number-columns-repeated="6" office:value-type="string">
            <text:p>****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table:formula="oooc:=(([.E16]&gt;20)OR(NOT([.L16]=&quot;****&quot;)AND([.L16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828739">
            <text:p>16828739</text:p>
          </table:table-cell>
          <table:table-cell office:value-type="string">
            <text:p>Enhancement_+14</text:p>
          </table:table-cell>
          <table:table-cell office:value-type="float" office:value="16828746">
            <text:p>16828746</text:p>
          </table:table-cell>
          <table:table-cell table:formula="oooc:=3*([.A17]+1)" office:value-type="float" office:value="42">
            <text:p>42</text:p>
          </table:table-cell>
          <table:table-cell table:number-columns-repeated="6" office:value-type="string">
            <text:p>****</text:p>
          </table:table-cell>
          <table:table-cell office:value-type="float" office:value="14">
            <text:p>14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office:value-type="string">
            <text:p>****</text:p>
          </table:table-cell>
          <table:table-cell table:formula="oooc:=(([.E17]&gt;20)OR(NOT([.L17]=&quot;****&quot;)AND([.L17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828740">
            <text:p>16828740</text:p>
          </table:table-cell>
          <table:table-cell office:value-type="string">
            <text:p>Enhancement_+15</text:p>
          </table:table-cell>
          <table:table-cell office:value-type="float" office:value="16828746">
            <text:p>16828746</text:p>
          </table:table-cell>
          <table:table-cell table:formula="oooc:=3*([.A18]+1)" office:value-type="float" office:value="45">
            <text:p>45</text:p>
          </table:table-cell>
          <table:table-cell table:number-columns-repeated="6" office:value-type="string">
            <text:p>****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table:formula="oooc:=(([.E18]&gt;20)OR(NOT([.L18]=&quot;****&quot;)AND([.L18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828741">
            <text:p>16828741</text:p>
          </table:table-cell>
          <table:table-cell office:value-type="string">
            <text:p>Enhancement_+16</text:p>
          </table:table-cell>
          <table:table-cell office:value-type="float" office:value="16828746">
            <text:p>16828746</text:p>
          </table:table-cell>
          <table:table-cell table:formula="oooc:=3*([.A19]+1)" office:value-type="float" office:value="48">
            <text:p>48</text:p>
          </table:table-cell>
          <table:table-cell table:number-columns-repeated="6" office:value-type="string">
            <text:p>****</text:p>
          </table:table-cell>
          <table:table-cell office:value-type="float" office:value="16">
            <text:p>16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office:value-type="string">
            <text:p>****</text:p>
          </table:table-cell>
          <table:table-cell table:formula="oooc:=(([.E19]&gt;20)OR(NOT([.L19]=&quot;****&quot;)AND([.L19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828742">
            <text:p>16828742</text:p>
          </table:table-cell>
          <table:table-cell office:value-type="string">
            <text:p>Enhancement_+17</text:p>
          </table:table-cell>
          <table:table-cell office:value-type="float" office:value="16828746">
            <text:p>16828746</text:p>
          </table:table-cell>
          <table:table-cell table:formula="oooc:=3*([.A20]+1)" office:value-type="float" office:value="51">
            <text:p>51</text:p>
          </table:table-cell>
          <table:table-cell table:number-columns-repeated="6" office:value-type="string">
            <text:p>****</text:p>
          </table:table-cell>
          <table:table-cell office:value-type="float" office:value="17">
            <text:p>17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office:value-type="string">
            <text:p>****</text:p>
          </table:table-cell>
          <table:table-cell table:formula="oooc:=(([.E20]&gt;20)OR(NOT([.L20]=&quot;****&quot;)AND([.L20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828743">
            <text:p>16828743</text:p>
          </table:table-cell>
          <table:table-cell office:value-type="string">
            <text:p>Enhancement_+18</text:p>
          </table:table-cell>
          <table:table-cell office:value-type="float" office:value="16828746">
            <text:p>16828746</text:p>
          </table:table-cell>
          <table:table-cell table:formula="oooc:=3*([.A21]+1)" office:value-type="float" office:value="54">
            <text:p>54</text:p>
          </table:table-cell>
          <table:table-cell table:number-columns-repeated="6" office:value-type="string">
            <text:p>****</text:p>
          </table:table-cell>
          <table:table-cell office:value-type="float" office:value="18">
            <text:p>18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office:value-type="string">
            <text:p>****</text:p>
          </table:table-cell>
          <table:table-cell table:formula="oooc:=(([.E21]&gt;20)OR(NOT([.L21]=&quot;****&quot;)AND([.L21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828744">
            <text:p>16828744</text:p>
          </table:table-cell>
          <table:table-cell office:value-type="string">
            <text:p>Enhancement_+19</text:p>
          </table:table-cell>
          <table:table-cell office:value-type="float" office:value="16828746">
            <text:p>16828746</text:p>
          </table:table-cell>
          <table:table-cell table:formula="oooc:=3*([.A22]+1)" office:value-type="float" office:value="57">
            <text:p>57</text:p>
          </table:table-cell>
          <table:table-cell table:number-columns-repeated="6" office:value-type="string">
            <text:p>****</text:p>
          </table:table-cell>
          <table:table-cell office:value-type="float" office:value="19">
            <text:p>19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office:value-type="string">
            <text:p>****</text:p>
          </table:table-cell>
          <table:table-cell table:formula="oooc:=(([.E22]&gt;20)OR(NOT([.L22]=&quot;****&quot;)AND([.L22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828745">
            <text:p>16828745</text:p>
          </table:table-cell>
          <table:table-cell office:value-type="string">
            <text:p>Enhancement_+20</text:p>
          </table:table-cell>
          <table:table-cell office:value-type="float" office:value="16828746">
            <text:p>16828746</text:p>
          </table:table-cell>
          <table:table-cell table:formula="oooc:=3*([.A23]+1)" office:value-type="float" office:value="60">
            <text:p>60</text:p>
          </table:table-cell>
          <table:table-cell table:number-columns-repeated="6" office:value-type="string">
            <text:p>****</text:p>
          </table:table-cell>
          <table:table-cell office:value-type="float" office:value="20">
            <text:p>20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20">
            <text:p>20</text:p>
          </table:table-cell>
          <table:table-cell office:value-type="string">
            <text:p>****</text:p>
          </table:table-cell>
          <table:table-cell table:formula="oooc:=(([.E23]&gt;20)OR(NOT([.L23]=&quot;****&quot;)AND([.L23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828747">
            <text:p>16828747</text:p>
          </table:table-cell>
          <table:table-cell office:value-type="string">
            <text:p>Acid_Resistance</text:p>
          </table:table-cell>
          <table:table-cell table:formula="oooc:=[.B24]+1" office:value-type="float" office:value="16828748">
            <text:p>1682874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5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formula="oooc:=(([.E24]&gt;20)OR(NOT([.L24]=&quot;****&quot;)AND([.L24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828749">
            <text:p>16828749</text:p>
          </table:table-cell>
          <table:table-cell office:value-type="string">
            <text:p>Acid_Resistance_Improved</text:p>
          </table:table-cell>
          <table:table-cell table:formula="oooc:=[.B25]+1" office:value-type="float" office:value="16828750">
            <text:p>1682875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5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table:formula="oooc:=(([.E25]&gt;20)OR(NOT([.L25]=&quot;****&quot;)AND([.L25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828751">
            <text:p>16828751</text:p>
          </table:table-cell>
          <table:table-cell office:value-type="string">
            <text:p>Acid_Resistance_Greater</text:p>
          </table:table-cell>
          <table:table-cell table:formula="oooc:=[.B26]+1" office:value-type="float" office:value="16828752">
            <text:p>1682875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5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****</text:p>
          </table:table-cell>
          <table:table-cell table:formula="oooc:=(([.E26]&gt;20)OR(NOT([.L26]=&quot;****&quot;)AND([.L26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828801">
            <text:p>16828801</text:p>
          </table:table-cell>
          <table:table-cell office:value-type="string">
            <text:p>Acid_Warding</text:p>
          </table:table-cell>
          <table:table-cell table:formula="oooc:=[.B27]+1" office:value-type="float" office:value="16828802">
            <text:p>1682880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4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table:formula="oooc:=(([.E27]&gt;20)OR(NOT([.L27]=&quot;****&quot;)AND([.L27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828753">
            <text:p>16828753</text:p>
          </table:table-cell>
          <table:table-cell office:value-type="string">
            <text:p>Arrow_Deflection</text:p>
          </table:table-cell>
          <table:table-cell table:formula="oooc:=[.B28]+1" office:value-type="float" office:value="16828754">
            <text:p>1682875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table:number-columns-repeated="4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201">
            <text:p>201</text:p>
          </table:table-cell>
          <table:table-cell table:number-columns-repeated="2" office:value-type="string">
            <text:p>****</text:p>
          </table:table-cell>
          <table:table-cell table:formula="oooc:=(([.E28]&gt;20)OR(NOT([.L28]=&quot;****&quot;)AND([.L28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828755">
            <text:p>16828755</text:p>
          </table:table-cell>
          <table:table-cell office:value-type="string">
            <text:p>Cold_Resistance</text:p>
          </table:table-cell>
          <table:table-cell table:formula="oooc:=[.B29]+1" office:value-type="float" office:value="16828756">
            <text:p>1682875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5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formula="oooc:=(([.E29]&gt;20)OR(NOT([.L29]=&quot;****&quot;)AND([.L29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828757">
            <text:p>16828757</text:p>
          </table:table-cell>
          <table:table-cell office:value-type="string">
            <text:p>Cold_Resistance_Improved</text:p>
          </table:table-cell>
          <table:table-cell table:formula="oooc:=[.B30]+1" office:value-type="float" office:value="16828758">
            <text:p>1682875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5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table:formula="oooc:=(([.E30]&gt;20)OR(NOT([.L30]=&quot;****&quot;)AND([.L30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828759">
            <text:p>16828759</text:p>
          </table:table-cell>
          <table:table-cell office:value-type="string">
            <text:p>Cold_Resistance_Greater</text:p>
          </table:table-cell>
          <table:table-cell table:formula="oooc:=[.B31]+1" office:value-type="float" office:value="16828760">
            <text:p>1682876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5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table:formula="oooc:=(([.E31]&gt;20)OR(NOT([.L31]=&quot;****&quot;)AND([.L31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828803">
            <text:p>16828803</text:p>
          </table:table-cell>
          <table:table-cell office:value-type="string">
            <text:p>Cold_Warding</text:p>
          </table:table-cell>
          <table:table-cell table:formula="oooc:=[.B32]+1" office:value-type="float" office:value="16828804">
            <text:p>16828804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4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table:formula="oooc:=(([.E32]&gt;20)OR(NOT([.L32]=&quot;****&quot;)AND([.L32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6828761">
            <text:p>16828761</text:p>
          </table:table-cell>
          <table:table-cell office:value-type="string">
            <text:p>Electricity_Resistance</text:p>
          </table:table-cell>
          <table:table-cell table:formula="oooc:=[.B33]+1" office:value-type="float" office:value="16828762">
            <text:p>1682876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5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formula="oooc:=(([.E33]&gt;20)OR(NOT([.L33]=&quot;****&quot;)AND([.L33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828763">
            <text:p>16828763</text:p>
          </table:table-cell>
          <table:table-cell office:value-type="string">
            <text:p>Electricity_Resistance_Improved</text:p>
          </table:table-cell>
          <table:table-cell table:formula="oooc:=[.B34]+1" office:value-type="float" office:value="16828764">
            <text:p>1682876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5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table:formula="oooc:=(([.E34]&gt;20)OR(NOT([.L34]=&quot;****&quot;)AND([.L34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828765">
            <text:p>16828765</text:p>
          </table:table-cell>
          <table:table-cell office:value-type="string">
            <text:p>Electricity_Resistance_Greater</text:p>
          </table:table-cell>
          <table:table-cell table:formula="oooc:=[.B35]+1" office:value-type="float" office:value="16828766">
            <text:p>1682876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5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table:formula="oooc:=(([.E35]&gt;20)OR(NOT([.L35]=&quot;****&quot;)AND([.L35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828813">
            <text:p>16828813</text:p>
          </table:table-cell>
          <table:table-cell office:value-type="string">
            <text:p>Lightning_Warding</text:p>
          </table:table-cell>
          <table:table-cell table:formula="oooc:=[.B36]+1" office:value-type="float" office:value="16828814">
            <text:p>16828814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4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table:formula="oooc:=(([.E36]&gt;20)OR(NOT([.L36]=&quot;****&quot;)AND([.L36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6828767">
            <text:p>16828767</text:p>
          </table:table-cell>
          <table:table-cell office:value-type="string">
            <text:p>Etherealness</text:p>
          </table:table-cell>
          <table:table-cell table:formula="oooc:=[.B37]+1" office:value-type="float" office:value="16828768">
            <text:p>1682876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5" office:value-type="string">
            <text:p>****</text:p>
          </table:table-cell>
          <table:table-cell office:value-type="float" office:value="49000">
            <text:p>49000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374">
            <text:p>374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table:formula="oooc:=(([.E37]&gt;20)OR(NOT([.L37]=&quot;****&quot;)AND([.L37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6828769">
            <text:p>16828769</text:p>
          </table:table-cell>
          <table:table-cell office:value-type="string">
            <text:p>Fire_Resistance</text:p>
          </table:table-cell>
          <table:table-cell table:formula="oooc:=[.B38]+1" office:value-type="float" office:value="16828770">
            <text:p>1682877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5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formula="oooc:=(([.E38]&gt;20)OR(NOT([.L38]=&quot;****&quot;)AND([.L38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6828771">
            <text:p>16828771</text:p>
          </table:table-cell>
          <table:table-cell office:value-type="string">
            <text:p>Fire_Resistance_Improved</text:p>
          </table:table-cell>
          <table:table-cell table:formula="oooc:=[.B39]+1" office:value-type="float" office:value="16828772">
            <text:p>1682877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5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table:formula="oooc:=(([.E39]&gt;20)OR(NOT([.L39]=&quot;****&quot;)AND([.L39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6828773">
            <text:p>16828773</text:p>
          </table:table-cell>
          <table:table-cell office:value-type="string">
            <text:p>Fire_Resistance_Greater</text:p>
          </table:table-cell>
          <table:table-cell table:formula="oooc:=[.B40]+1" office:value-type="float" office:value="16828774">
            <text:p>1682877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5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table:formula="oooc:=(([.E40]&gt;20)OR(NOT([.L40]=&quot;****&quot;)AND([.L40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6828805">
            <text:p>16828805</text:p>
          </table:table-cell>
          <table:table-cell office:value-type="string">
            <text:p>Fire_Warding</text:p>
          </table:table-cell>
          <table:table-cell table:formula="oooc:=[.B41]+1" office:value-type="float" office:value="16828806">
            <text:p>1682880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4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****</text:p>
          </table:table-cell>
          <table:table-cell table:formula="oooc:=(([.E41]&gt;20)OR(NOT([.L41]=&quot;****&quot;)AND([.L41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6828775">
            <text:p>16828775</text:p>
          </table:table-cell>
          <table:table-cell office:value-type="string">
            <text:p>Invulnerability_5_Magic</text:p>
          </table:table-cell>
          <table:table-cell table:formula="oooc:=[.B42]+1" office:value-type="float" office:value="16828776">
            <text:p>1682877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4" office:value-type="string">
            <text:p>****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table:formula="oooc:=(([.E42]&gt;20)OR(NOT([.L42]=&quot;****&quot;)AND([.L42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10_Magic</text:p>
          </table:table-cell>
          <table:table-cell table:formula="oooc:=[.B43]+1" office:value-type="float" office:value="16828808">
            <text:p>16828808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table:number-columns-repeated="4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15_Magic</text:p>
          </table:table-cell>
          <table:table-cell table:formula="oooc:=[.B44]+1" office:value-type="float" office:value="16828808">
            <text:p>1682880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table:number-columns-repeated="4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5_Epic</text:p>
          </table:table-cell>
          <table:table-cell table:formula="oooc:=[.B45]+1" office:value-type="float" office:value="16828808">
            <text:p>1682880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75">
            <text:p>175</text:p>
          </table:table-cell>
          <table:table-cell table:number-columns-repeated="4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table:formula="oooc:=(([.E45]&gt;20)OR(NOT([.L45]=&quot;****&quot;)AND([.L45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10_Epic</text:p>
          </table:table-cell>
          <table:table-cell table:formula="oooc:=[.B46]+1" office:value-type="float" office:value="16828808">
            <text:p>16828808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76">
            <text:p>176</text:p>
          </table:table-cell>
          <table:table-cell table:number-columns-repeated="4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formula="oooc:=(([.E46]&gt;20)OR(NOT([.L46]=&quot;****&quot;)AND([.L46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6828777">
            <text:p>16828777</text:p>
          </table:table-cell>
          <table:table-cell office:value-type="string">
            <text:p>Reflecting</text:p>
          </table:table-cell>
          <table:table-cell table:formula="oooc:=[.B47]+1" office:value-type="float" office:value="16828778">
            <text:p>1682877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567">
            <text:p>1567</text:p>
          </table:table-cell>
          <table:table-cell table:number-columns-repeated="4"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928">
            <text:p>928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table:formula="oooc:=(([.E47]&gt;20)OR(NOT([.L47]=&quot;****&quot;)AND([.L47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6828809">
            <text:p>16828809</text:p>
          </table:table-cell>
          <table:table-cell office:value-type="string">
            <text:p>Great_Reflection</text:p>
          </table:table-cell>
          <table:table-cell table:formula="oooc:=[.B48]+1" office:value-type="float" office:value="16828810">
            <text:p>1682881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567">
            <text:p>1567</text:p>
          </table:table-cell>
          <table:table-cell table:number-columns-repeated="4" office:value-type="string">
            <text:p>****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928">
            <text:p>928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table:formula="oooc:=(([.E48]&gt;20)OR(NOT([.L48]=&quot;****&quot;)AND([.L48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6828779">
            <text:p>16828779</text:p>
          </table:table-cell>
          <table:table-cell office:value-type="string">
            <text:p>Shadow</text:p>
          </table:table-cell>
          <table:table-cell table:formula="oooc:=[.B49]+1" office:value-type="float" office:value="16828780">
            <text:p>1682878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5" office:value-type="string">
            <text:p>****</text:p>
          </table:table-cell>
          <table:table-cell office:value-type="float" office:value="3750">
            <text:p>3750</text:p>
          </table:table-cell>
          <table:table-cell office:value-type="string">
            <text:p>****</text:p>
          </table:table-cell>
          <table:table-cell office:value-type="float" office:value="52">
            <text:p>5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****</text:p>
          </table:table-cell>
          <table:table-cell table:formula="oooc:=(([.E49]&gt;20)OR(NOT([.L49]=&quot;****&quot;)AND([.L49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6828781">
            <text:p>16828781</text:p>
          </table:table-cell>
          <table:table-cell office:value-type="string">
            <text:p>Shadow_Improved</text:p>
          </table:table-cell>
          <table:table-cell table:formula="oooc:=[.B50]+1" office:value-type="float" office:value="16828782">
            <text:p>1682878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5" office:value-type="string">
            <text:p>****</text:p>
          </table:table-cell>
          <table:table-cell office:value-type="float" office:value="15000">
            <text:p>1500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table:formula="oooc:=(([.E50]&gt;20)OR(NOT([.L50]=&quot;****&quot;)AND([.L50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6828783">
            <text:p>16828783</text:p>
          </table:table-cell>
          <table:table-cell office:value-type="string">
            <text:p>Shadow_Greater</text:p>
          </table:table-cell>
          <table:table-cell table:formula="oooc:=[.B51]+1" office:value-type="float" office:value="16828784">
            <text:p>1682878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5" office:value-type="string">
            <text:p>****</text:p>
          </table:table-cell>
          <table:table-cell office:value-type="float" office:value="33750">
            <text:p>33750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table:formula="oooc:=(([.E51]&gt;20)OR(NOT([.L51]=&quot;****&quot;)AND([.L51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6828785">
            <text:p>16828785</text:p>
          </table:table-cell>
          <table:table-cell office:value-type="string">
            <text:p>Silent_Moves</text:p>
          </table:table-cell>
          <table:table-cell table:formula="oooc:=[.B52]+1" office:value-type="float" office:value="16828786">
            <text:p>1682878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table:number-columns-repeated="5" office:value-type="string">
            <text:p>****</text:p>
          </table:table-cell>
          <table:table-cell office:value-type="float" office:value="3750">
            <text:p>3750</text:p>
          </table:table-cell>
          <table:table-cell office:value-type="string">
            <text:p>****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table:formula="oooc:=(([.E52]&gt;20)OR(NOT([.L52]=&quot;****&quot;)AND([.L52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6828787">
            <text:p>16828787</text:p>
          </table:table-cell>
          <table:table-cell office:value-type="string">
            <text:p>Silent_Moves_Improved</text:p>
          </table:table-cell>
          <table:table-cell table:formula="oooc:=[.B53]+1" office:value-type="float" office:value="16828788">
            <text:p>1682878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table:number-columns-repeated="5" office:value-type="string">
            <text:p>****</text:p>
          </table:table-cell>
          <table:table-cell office:value-type="float" office:value="15000">
            <text:p>1500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table:formula="oooc:=(([.E53]&gt;20)OR(NOT([.L53]=&quot;****&quot;)AND([.L53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6828789">
            <text:p>16828789</text:p>
          </table:table-cell>
          <table:table-cell office:value-type="string">
            <text:p>Silent_Moves_Greater</text:p>
          </table:table-cell>
          <table:table-cell table:formula="oooc:=[.B54]+1" office:value-type="float" office:value="16828790">
            <text:p>1682879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table:number-columns-repeated="5" office:value-type="string">
            <text:p>****</text:p>
          </table:table-cell>
          <table:table-cell office:value-type="float" office:value="33750">
            <text:p>33750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table:formula="oooc:=(([.E54]&gt;20)OR(NOT([.L54]=&quot;****&quot;)AND([.L54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6828791">
            <text:p>16828791</text:p>
          </table:table-cell>
          <table:table-cell office:value-type="string">
            <text:p>Sonic_Resistance</text:p>
          </table:table-cell>
          <table:table-cell table:formula="oooc:=[.B55]+1" office:value-type="float" office:value="16828792">
            <text:p>1682879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5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formula="oooc:=(([.E55]&gt;20)OR(NOT([.L55]=&quot;****&quot;)AND([.L55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6828793">
            <text:p>16828793</text:p>
          </table:table-cell>
          <table:table-cell office:value-type="string">
            <text:p>Sonic_Resistance_Improved</text:p>
          </table:table-cell>
          <table:table-cell table:formula="oooc:=[.B56]+1" office:value-type="float" office:value="16828794">
            <text:p>1682879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5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table:formula="oooc:=(([.E56]&gt;20)OR(NOT([.L56]=&quot;****&quot;)AND([.L56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6828795">
            <text:p>16828795</text:p>
          </table:table-cell>
          <table:table-cell office:value-type="string">
            <text:p>Sonic_Resistance_Greater</text:p>
          </table:table-cell>
          <table:table-cell table:formula="oooc:=[.B57]+1" office:value-type="float" office:value="16828796">
            <text:p>1682879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5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table:formula="oooc:=(([.E57]&gt;20)OR(NOT([.L57]=&quot;****&quot;)AND([.L57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6828815">
            <text:p>16828815</text:p>
          </table:table-cell>
          <table:table-cell office:value-type="string">
            <text:p>Sonic_Warding</text:p>
          </table:table-cell>
          <table:table-cell table:formula="oooc:=[.B58]+1" office:value-type="float" office:value="16828816">
            <text:p>1682881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4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table:formula="oooc:=(([.E58]&gt;20)OR(NOT([.L58]=&quot;****&quot;)AND([.L58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3</text:p>
          </table:table-cell>
          <table:table-cell table:formula="oooc:=[.B59]+1" office:value-type="float" office:value="16828798">
            <text:p>1682879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4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7">
            <text:p>27</text:p>
          </table:table-cell>
          <table:table-cell office:value-type="string">
            <text:p>****</text:p>
          </table:table-cell>
          <table:table-cell table:formula="oooc:=(([.E59]&gt;20)OR(NOT([.L59]=&quot;****&quot;)AND([.L59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5</text:p>
          </table:table-cell>
          <table:table-cell table:formula="oooc:=[.B60]+1" office:value-type="float" office:value="16828798">
            <text:p>1682879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4"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8">
            <text:p>28</text:p>
          </table:table-cell>
          <table:table-cell office:value-type="string">
            <text:p>****</text:p>
          </table:table-cell>
          <table:table-cell table:formula="oooc:=(([.E60]&gt;20)OR(NOT([.L60]=&quot;****&quot;)AND([.L60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7</text:p>
          </table:table-cell>
          <table:table-cell table:formula="oooc:=[.B61]+1" office:value-type="float" office:value="16828798">
            <text:p>1682879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4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9">
            <text:p>29</text:p>
          </table:table-cell>
          <table:table-cell office:value-type="string">
            <text:p>****</text:p>
          </table:table-cell>
          <table:table-cell table:formula="oooc:=(([.E61]&gt;20)OR(NOT([.L61]=&quot;****&quot;)AND([.L61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9</text:p>
          </table:table-cell>
          <table:table-cell table:formula="oooc:=[.B62]+1" office:value-type="float" office:value="16828798">
            <text:p>1682879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4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0">
            <text:p>30</text:p>
          </table:table-cell>
          <table:table-cell office:value-type="string">
            <text:p>****</text:p>
          </table:table-cell>
          <table:table-cell table:formula="oooc:=(([.E62]&gt;20)OR(NOT([.L62]=&quot;****&quot;)AND([.L62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1</text:p>
          </table:table-cell>
          <table:table-cell table:formula="oooc:=[.B63]+1" office:value-type="float" office:value="16828812">
            <text:p>1682881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4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1">
            <text:p>31</text:p>
          </table:table-cell>
          <table:table-cell office:value-type="string">
            <text:p>****</text:p>
          </table:table-cell>
          <table:table-cell table:formula="oooc:=(([.E63]&gt;20)OR(NOT([.L63]=&quot;****&quot;)AND([.L63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3</text:p>
          </table:table-cell>
          <table:table-cell table:formula="oooc:=[.B64]+1" office:value-type="float" office:value="16828812">
            <text:p>1682881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4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2">
            <text:p>32</text:p>
          </table:table-cell>
          <table:table-cell office:value-type="string">
            <text:p>****</text:p>
          </table:table-cell>
          <table:table-cell table:formula="oooc:=(([.E64]&gt;20)OR(NOT([.L64]=&quot;****&quot;)AND([.L64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5</text:p>
          </table:table-cell>
          <table:table-cell table:formula="oooc:=[.B65]+1" office:value-type="float" office:value="16828812">
            <text:p>16828812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4"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3">
            <text:p>33</text:p>
          </table:table-cell>
          <table:table-cell office:value-type="string">
            <text:p>****</text:p>
          </table:table-cell>
          <table:table-cell table:formula="oooc:=(([.E65]&gt;20)OR(NOT([.L65]=&quot;****&quot;)AND([.L65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7</text:p>
          </table:table-cell>
          <table:table-cell table:formula="oooc:=[.B66]+1" office:value-type="float" office:value="16828812">
            <text:p>1682881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4"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4">
            <text:p>34</text:p>
          </table:table-cell>
          <table:table-cell office:value-type="string">
            <text:p>****</text:p>
          </table:table-cell>
          <table:table-cell table:formula="oooc:=(([.E66]&gt;20)OR(NOT([.L66]=&quot;****&quot;)AND([.L66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6828799">
            <text:p>16828799</text:p>
          </table:table-cell>
          <table:table-cell office:value-type="string">
            <text:p>Undead_Controlling</text:p>
          </table:table-cell>
          <table:table-cell table:formula="oooc:=[.B67]+1" office:value-type="float" office:value="16828800">
            <text:p>1682880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5" office:value-type="string">
            <text:p>****</text:p>
          </table:table-cell>
          <table:table-cell office:value-type="float" office:value="49000">
            <text:p>49000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table:formula="oooc:=(([.E67]&gt;20)OR(NOT([.L67]=&quot;****&quot;)AND([.L67]&gt;5)))*1" office:value-type="float" office:value="0">
            <text:p>0</text:p>
          </table:table-cell>
          <table:table-cell office:value-type="string">
            <text:p>****</text:p>
          </table:table-cell>
        </table:table-row>
      </table:table>
      <table:table table:name="craft_armour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1">
          <table:table-cell office:value-type="string">
            <text:p>2DA</text:p>
          </table:table-cell>
          <table:table-cell office:value-type="string">
            <text:p>V2.0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Label</text:p>
          </table:table-cell>
          <table:table-cell office:value-type="string">
            <text:p>Description</text:p>
          </table:table-cell>
          <table:table-cell office:value-type="string">
            <text:p>CasterLevel</text:p>
          </table:table-cell>
          <table:table-cell office:value-type="string">
            <text:p>Spell1</text:p>
          </table:table-cell>
          <table:table-cell office:value-type="string">
            <text:p>Spell2</text:p>
          </table:table-cell>
          <table:table-cell office:value-type="string">
            <text:p>Spell3</text:p>
          </table:table-cell>
          <table:table-cell office:value-type="string">
            <text:p>Enhancement</text:p>
          </table:table-cell>
          <table:table-cell office:value-type="string">
            <text:p>AdditionalCost</text:p>
          </table:table-cell>
          <table:table-cell office:value-type="string">
            <text:p>ReplaceLast</text:p>
          </table:table-cell>
          <table:table-cell office:value-type="string">
            <text:p>Type</text:p>
          </table:table-cell>
          <table:table-cell office:value-type="string">
            <text:p>SubType</text:p>
          </table:table-cell>
          <table:table-cell office:value-type="string">
            <text:p>CostTableValue</text:p>
          </table:table-cell>
          <table:table-cell office:value-type="string">
            <text:p>Param1Value</text:p>
          </table:table-cell>
          <table:table-cell office:value-type="string">
            <text:p>Epic</text:p>
          </table:table-cell>
          <table:table-cell office:value-type="string">
            <text:p>Finished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828740">
            <text:p>16828740</text:p>
          </table:table-cell>
          <table:table-cell office:value-type="string">
            <text:p>Enhancement_+15</text:p>
          </table:table-cell>
          <table:table-cell office:value-type="float" office:value="16828746">
            <text:p>16828746</text:p>
          </table:table-cell>
          <table:table-cell table:formula="oooc:=3*([.A4]+1)" office:value-type="float" office:value="45">
            <text:p>45</text:p>
          </table:table-cell>
          <table:table-cell table:number-columns-repeated="3" office:value-type="string">
            <text:p>****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table:formula="oooc:=(([.E4]&gt;20)OR(NOT([.I4]=&quot;****&quot;)AND([.I4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828733">
            <text:p>16828733</text:p>
          </table:table-cell>
          <table:table-cell office:value-type="string">
            <text:p>Enhancement_+8</text:p>
          </table:table-cell>
          <table:table-cell office:value-type="float" office:value="16828746">
            <text:p>16828746</text:p>
          </table:table-cell>
          <table:table-cell table:formula="oooc:=3*([.A5]+1)" office:value-type="float" office:value="24">
            <text:p>24</text:p>
          </table:table-cell>
          <table:table-cell table:number-columns-repeated="3"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table:formula="oooc:=(([.E5]&gt;20)OR(NOT([.I5]=&quot;****&quot;)AND([.I5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828730">
            <text:p>16828730</text:p>
          </table:table-cell>
          <table:table-cell office:value-type="string">
            <text:p>Enhancement_+5</text:p>
          </table:table-cell>
          <table:table-cell office:value-type="float" office:value="16828746">
            <text:p>16828746</text:p>
          </table:table-cell>
          <table:table-cell table:formula="oooc:=3*([.A6]+1)" office:value-type="float" office:value="15">
            <text:p>15</text:p>
          </table:table-cell>
          <table:table-cell table:number-columns-repeated="3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table:formula="oooc:=(([.E6]&gt;20)OR(NOT([.I6]=&quot;****&quot;)AND([.I6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828726">
            <text:p>16828726</text:p>
          </table:table-cell>
          <table:table-cell office:value-type="string">
            <text:p>Enhancement_+1</text:p>
          </table:table-cell>
          <table:table-cell office:value-type="float" office:value="16828746">
            <text:p>16828746</text:p>
          </table:table-cell>
          <table:table-cell table:formula="oooc:=3*([.A7]+1)" office:value-type="float" office:value="3">
            <text:p>3</text:p>
          </table:table-cell>
          <table:table-cell table:number-columns-repeated="3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table:formula="oooc:=(([.E7]&gt;20)OR(NOT([.I7]=&quot;****&quot;)AND([.I7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828727">
            <text:p>16828727</text:p>
          </table:table-cell>
          <table:table-cell office:value-type="string">
            <text:p>Enhancement_+2</text:p>
          </table:table-cell>
          <table:table-cell office:value-type="float" office:value="16828746">
            <text:p>16828746</text:p>
          </table:table-cell>
          <table:table-cell table:formula="oooc:=3*([.A8]+1)" office:value-type="float" office:value="6">
            <text:p>6</text:p>
          </table:table-cell>
          <table:table-cell table:number-columns-repeated="3" office:value-type="string">
            <text:p>****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formula="oooc:=(([.E8]&gt;20)OR(NOT([.I8]=&quot;****&quot;)AND([.I8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828732">
            <text:p>16828732</text:p>
          </table:table-cell>
          <table:table-cell office:value-type="string">
            <text:p>Enhancement_+7</text:p>
          </table:table-cell>
          <table:table-cell office:value-type="float" office:value="16828746">
            <text:p>16828746</text:p>
          </table:table-cell>
          <table:table-cell table:formula="oooc:=3*([.A9]+1)" office:value-type="float" office:value="21">
            <text:p>21</text:p>
          </table:table-cell>
          <table:table-cell table:number-columns-repeated="3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table:formula="oooc:=(([.E9]&gt;20)OR(NOT([.I9]=&quot;****&quot;)AND([.I9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828734">
            <text:p>16828734</text:p>
          </table:table-cell>
          <table:table-cell office:value-type="string">
            <text:p>Enhancement_+9</text:p>
          </table:table-cell>
          <table:table-cell office:value-type="float" office:value="16828746">
            <text:p>16828746</text:p>
          </table:table-cell>
          <table:table-cell table:formula="oooc:=3*([.A10]+1)" office:value-type="float" office:value="27">
            <text:p>27</text:p>
          </table:table-cell>
          <table:table-cell table:number-columns-repeated="3"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table:formula="oooc:=(([.E10]&gt;20)OR(NOT([.I10]=&quot;****&quot;)AND([.I10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828729">
            <text:p>16828729</text:p>
          </table:table-cell>
          <table:table-cell office:value-type="string">
            <text:p>Enhancement_+4</text:p>
          </table:table-cell>
          <table:table-cell office:value-type="float" office:value="16828746">
            <text:p>16828746</text:p>
          </table:table-cell>
          <table:table-cell table:formula="oooc:=3*([.A11]+1)" office:value-type="float" office:value="12">
            <text:p>12</text:p>
          </table:table-cell>
          <table:table-cell table:number-columns-repeated="3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table:formula="oooc:=(([.E11]&gt;20)OR(NOT([.I11]=&quot;****&quot;)AND([.I11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828731">
            <text:p>16828731</text:p>
          </table:table-cell>
          <table:table-cell office:value-type="string">
            <text:p>Enhancement_+6</text:p>
          </table:table-cell>
          <table:table-cell office:value-type="float" office:value="16828746">
            <text:p>16828746</text:p>
          </table:table-cell>
          <table:table-cell table:formula="oooc:=3*([.A12]+1)" office:value-type="float" office:value="18">
            <text:p>18</text:p>
          </table:table-cell>
          <table:table-cell table:number-columns-repeated="3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table:formula="oooc:=(([.E12]&gt;20)OR(NOT([.I12]=&quot;****&quot;)AND([.I12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28728">
            <text:p>16828728</text:p>
          </table:table-cell>
          <table:table-cell office:value-type="string">
            <text:p>Enhancement_+3</text:p>
          </table:table-cell>
          <table:table-cell office:value-type="float" office:value="16828746">
            <text:p>16828746</text:p>
          </table:table-cell>
          <table:table-cell table:formula="oooc:=3*([.A13]+1)" office:value-type="float" office:value="9">
            <text:p>9</text:p>
          </table:table-cell>
          <table:table-cell table:number-columns-repeated="3"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table:formula="oooc:=(([.E13]&gt;20)OR(NOT([.I13]=&quot;****&quot;)AND([.I13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828736">
            <text:p>16828736</text:p>
          </table:table-cell>
          <table:table-cell office:value-type="string">
            <text:p>Enhancement_+11</text:p>
          </table:table-cell>
          <table:table-cell office:value-type="float" office:value="16828746">
            <text:p>16828746</text:p>
          </table:table-cell>
          <table:table-cell table:formula="oooc:=3*([.A14]+1)" office:value-type="float" office:value="33">
            <text:p>33</text:p>
          </table:table-cell>
          <table:table-cell table:number-columns-repeated="3" office:value-type="string">
            <text:p>****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table:formula="oooc:=(([.E14]&gt;20)OR(NOT([.I14]=&quot;****&quot;)AND([.I14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828737">
            <text:p>16828737</text:p>
          </table:table-cell>
          <table:table-cell office:value-type="string">
            <text:p>Enhancement_+12</text:p>
          </table:table-cell>
          <table:table-cell office:value-type="float" office:value="16828746">
            <text:p>16828746</text:p>
          </table:table-cell>
          <table:table-cell table:formula="oooc:=3*([.A15]+1)" office:value-type="float" office:value="36">
            <text:p>36</text:p>
          </table:table-cell>
          <table:table-cell table:number-columns-repeated="3" office:value-type="string">
            <text:p>****</text:p>
          </table:table-cell>
          <table:table-cell office:value-type="float" office:value="12">
            <text:p>12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office:value-type="string">
            <text:p>****</text:p>
          </table:table-cell>
          <table:table-cell table:formula="oooc:=(([.E15]&gt;20)OR(NOT([.I15]=&quot;****&quot;)AND([.I15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828742">
            <text:p>16828742</text:p>
          </table:table-cell>
          <table:table-cell office:value-type="string">
            <text:p>Enhancement_+17</text:p>
          </table:table-cell>
          <table:table-cell office:value-type="float" office:value="16828746">
            <text:p>16828746</text:p>
          </table:table-cell>
          <table:table-cell table:formula="oooc:=3*([.A16]+1)" office:value-type="float" office:value="51">
            <text:p>51</text:p>
          </table:table-cell>
          <table:table-cell table:number-columns-repeated="3" office:value-type="string">
            <text:p>****</text:p>
          </table:table-cell>
          <table:table-cell office:value-type="float" office:value="17">
            <text:p>17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office:value-type="string">
            <text:p>****</text:p>
          </table:table-cell>
          <table:table-cell table:formula="oooc:=(([.E16]&gt;20)OR(NOT([.I16]=&quot;****&quot;)AND([.I16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828735">
            <text:p>16828735</text:p>
          </table:table-cell>
          <table:table-cell office:value-type="string">
            <text:p>Enhancement_+10</text:p>
          </table:table-cell>
          <table:table-cell office:value-type="float" office:value="16828746">
            <text:p>16828746</text:p>
          </table:table-cell>
          <table:table-cell table:formula="oooc:=3*([.A17]+1)" office:value-type="float" office:value="30">
            <text:p>30</text:p>
          </table:table-cell>
          <table:table-cell table:number-columns-repeated="3" office:value-type="string">
            <text:p>****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table:formula="oooc:=(([.E17]&gt;20)OR(NOT([.I17]=&quot;****&quot;)AND([.I17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828738">
            <text:p>16828738</text:p>
          </table:table-cell>
          <table:table-cell office:value-type="string">
            <text:p>Enhancement_+13</text:p>
          </table:table-cell>
          <table:table-cell office:value-type="float" office:value="16828746">
            <text:p>16828746</text:p>
          </table:table-cell>
          <table:table-cell table:formula="oooc:=3*([.A18]+1)" office:value-type="float" office:value="39">
            <text:p>39</text:p>
          </table:table-cell>
          <table:table-cell table:number-columns-repeated="3" office:value-type="string">
            <text:p>****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table:formula="oooc:=(([.E18]&gt;20)OR(NOT([.I18]=&quot;****&quot;)AND([.I18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828744">
            <text:p>16828744</text:p>
          </table:table-cell>
          <table:table-cell office:value-type="string">
            <text:p>Enhancement_+19</text:p>
          </table:table-cell>
          <table:table-cell office:value-type="float" office:value="16828746">
            <text:p>16828746</text:p>
          </table:table-cell>
          <table:table-cell table:formula="oooc:=3*([.A19]+1)" office:value-type="float" office:value="57">
            <text:p>57</text:p>
          </table:table-cell>
          <table:table-cell table:number-columns-repeated="3" office:value-type="string">
            <text:p>****</text:p>
          </table:table-cell>
          <table:table-cell office:value-type="float" office:value="19">
            <text:p>19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office:value-type="string">
            <text:p>****</text:p>
          </table:table-cell>
          <table:table-cell table:formula="oooc:=(([.E19]&gt;20)OR(NOT([.I19]=&quot;****&quot;)AND([.I19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828743">
            <text:p>16828743</text:p>
          </table:table-cell>
          <table:table-cell office:value-type="string">
            <text:p>Enhancement_+18</text:p>
          </table:table-cell>
          <table:table-cell office:value-type="float" office:value="16828746">
            <text:p>16828746</text:p>
          </table:table-cell>
          <table:table-cell table:formula="oooc:=3*([.A20]+1)" office:value-type="float" office:value="54">
            <text:p>54</text:p>
          </table:table-cell>
          <table:table-cell table:number-columns-repeated="3" office:value-type="string">
            <text:p>****</text:p>
          </table:table-cell>
          <table:table-cell office:value-type="float" office:value="18">
            <text:p>18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office:value-type="string">
            <text:p>****</text:p>
          </table:table-cell>
          <table:table-cell table:formula="oooc:=(([.E20]&gt;20)OR(NOT([.I20]=&quot;****&quot;)AND([.I20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828741">
            <text:p>16828741</text:p>
          </table:table-cell>
          <table:table-cell office:value-type="string">
            <text:p>Enhancement_+16</text:p>
          </table:table-cell>
          <table:table-cell office:value-type="float" office:value="16828746">
            <text:p>16828746</text:p>
          </table:table-cell>
          <table:table-cell table:formula="oooc:=3*([.A21]+1)" office:value-type="float" office:value="48">
            <text:p>48</text:p>
          </table:table-cell>
          <table:table-cell table:number-columns-repeated="3" office:value-type="string">
            <text:p>****</text:p>
          </table:table-cell>
          <table:table-cell office:value-type="float" office:value="16">
            <text:p>16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office:value-type="string">
            <text:p>****</text:p>
          </table:table-cell>
          <table:table-cell table:formula="oooc:=(([.E21]&gt;20)OR(NOT([.I21]=&quot;****&quot;)AND([.I21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828745">
            <text:p>16828745</text:p>
          </table:table-cell>
          <table:table-cell office:value-type="string">
            <text:p>Enhancement_+20</text:p>
          </table:table-cell>
          <table:table-cell office:value-type="float" office:value="16828746">
            <text:p>16828746</text:p>
          </table:table-cell>
          <table:table-cell table:formula="oooc:=3*([.A22]+1)" office:value-type="float" office:value="60">
            <text:p>60</text:p>
          </table:table-cell>
          <table:table-cell table:number-columns-repeated="3" office:value-type="string">
            <text:p>****</text:p>
          </table:table-cell>
          <table:table-cell office:value-type="float" office:value="20">
            <text:p>20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20">
            <text:p>20</text:p>
          </table:table-cell>
          <table:table-cell office:value-type="string">
            <text:p>****</text:p>
          </table:table-cell>
          <table:table-cell table:formula="oooc:=(([.E22]&gt;20)OR(NOT([.I22]=&quot;****&quot;)AND([.I22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828739">
            <text:p>16828739</text:p>
          </table:table-cell>
          <table:table-cell office:value-type="string">
            <text:p>Enhancement_+14</text:p>
          </table:table-cell>
          <table:table-cell office:value-type="float" office:value="16828746">
            <text:p>16828746</text:p>
          </table:table-cell>
          <table:table-cell table:formula="oooc:=3*([.A23]+1)" office:value-type="float" office:value="42">
            <text:p>42</text:p>
          </table:table-cell>
          <table:table-cell table:number-columns-repeated="3" office:value-type="string">
            <text:p>****</text:p>
          </table:table-cell>
          <table:table-cell office:value-type="float" office:value="14">
            <text:p>14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office:value-type="string">
            <text:p>****</text:p>
          </table:table-cell>
          <table:table-cell table:formula="oooc:=(([.E23]&gt;20)OR(NOT([.I23]=&quot;****&quot;)AND([.I23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828753">
            <text:p>16828753</text:p>
          </table:table-cell>
          <table:table-cell office:value-type="string">
            <text:p>Arrow_Deflection</text:p>
          </table:table-cell>
          <table:table-cell table:formula="oooc:=[.B24]+1" office:value-type="float" office:value="16828754">
            <text:p>16828754</text:p>
          </table:table-cell>
          <table:table-cell office:value-type="float" office:value="5">
            <text:p>5</text:p>
          </table:table-cell>
          <table:table-cell office:value-type="float" office:value="417">
            <text:p>417</text:p>
          </table:table-cell>
          <table:table-cell table:number-columns-repeated="2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201">
            <text:p>201</text:p>
          </table:table-cell>
          <table:table-cell table:number-columns-repeated="2" office:value-type="string">
            <text:p>****</text:p>
          </table:table-cell>
          <table:table-cell table:formula="oooc:=(([.E24]&gt;20)OR(NOT([.I24]=&quot;****&quot;)AND([.I24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6828799">
            <text:p>16828799</text:p>
          </table:table-cell>
          <table:table-cell office:value-type="string">
            <text:p>Undead_Controlling</text:p>
          </table:table-cell>
          <table:table-cell table:formula="oooc:=[.B25]+1" office:value-type="float" office:value="16828800">
            <text:p>16828800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table:number-columns-repeated="3" office:value-type="string">
            <text:p>****</text:p>
          </table:table-cell>
          <table:table-cell office:value-type="float" office:value="49000">
            <text:p>49000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table:formula="oooc:=(([.E25]&gt;20)OR(NOT([.I25]=&quot;****&quot;)AND([.I25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6828767">
            <text:p>16828767</text:p>
          </table:table-cell>
          <table:table-cell office:value-type="string">
            <text:p>Etherealness</text:p>
          </table:table-cell>
          <table:table-cell table:formula="oooc:=[.B26]+1" office:value-type="float" office:value="16828768">
            <text:p>16828768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49000">
            <text:p>49000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374">
            <text:p>374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table:formula="oooc:=(([.E26]&gt;20)OR(NOT([.I26]=&quot;****&quot;)AND([.I26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6828809">
            <text:p>16828809</text:p>
          </table:table-cell>
          <table:table-cell office:value-type="string">
            <text:p>Great_Reflection</text:p>
          </table:table-cell>
          <table:table-cell table:formula="oooc:=[.B27]+1" office:value-type="float" office:value="16828810">
            <text:p>16828810</text:p>
          </table:table-cell>
          <table:table-cell office:value-type="float" office:value="25">
            <text:p>25</text:p>
          </table:table-cell>
          <table:table-cell office:value-type="float" office:value="1567">
            <text:p>1567</text:p>
          </table:table-cell>
          <table:table-cell table:number-columns-repeated="2" office:value-type="string">
            <text:p>****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928">
            <text:p>928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table:formula="oooc:=(([.E27]&gt;20)OR(NOT([.I27]=&quot;****&quot;)AND([.I27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6828777">
            <text:p>16828777</text:p>
          </table:table-cell>
          <table:table-cell office:value-type="string">
            <text:p>Reflecting</text:p>
          </table:table-cell>
          <table:table-cell table:formula="oooc:=[.B28]+1" office:value-type="float" office:value="16828778">
            <text:p>16828778</text:p>
          </table:table-cell>
          <table:table-cell office:value-type="float" office:value="14">
            <text:p>14</text:p>
          </table:table-cell>
          <table:table-cell office:value-type="float" office:value="1567">
            <text:p>1567</text:p>
          </table:table-cell>
          <table:table-cell table:number-columns-repeated="2"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928">
            <text:p>928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table:formula="oooc:=(([.E28]&gt;20)OR(NOT([.I28]=&quot;****&quot;)AND([.I28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6828775">
            <text:p>16828775</text:p>
          </table:table-cell>
          <table:table-cell office:value-type="string">
            <text:p>Invulnerability_5_Magic</text:p>
          </table:table-cell>
          <table:table-cell table:formula="oooc:=[.B29]+1" office:value-type="float" office:value="16828776">
            <text:p>16828776</text:p>
          </table:table-cell>
          <table:table-cell office:value-type="float" office:value="18">
            <text:p>18</text:p>
          </table:table-cell>
          <table:table-cell office:value-type="float" office:value="172">
            <text:p>172</text:p>
          </table:table-cell>
          <table:table-cell table:number-columns-repeated="2" office:value-type="string">
            <text:p>****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table:formula="oooc:=(([.E29]&gt;20)OR(NOT([.I29]=&quot;****&quot;)AND([.I29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10_Magic</text:p>
          </table:table-cell>
          <table:table-cell table:formula="oooc:=[.B30]+1" office:value-type="float" office:value="16828808">
            <text:p>16828808</text:p>
          </table:table-cell>
          <table:table-cell office:value-type="float" office:value="19">
            <text:p>19</text:p>
          </table:table-cell>
          <table:table-cell office:value-type="float" office:value="173">
            <text:p>173</text:p>
          </table:table-cell>
          <table:table-cell table:number-columns-repeated="2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15_Magic</text:p>
          </table:table-cell>
          <table:table-cell table:formula="oooc:=[.B31]+1" office:value-type="float" office:value="16828808">
            <text:p>16828808</text:p>
          </table:table-cell>
          <table:table-cell office:value-type="float" office:value="20">
            <text:p>20</text:p>
          </table:table-cell>
          <table:table-cell office:value-type="float" office:value="174">
            <text:p>174</text:p>
          </table:table-cell>
          <table:table-cell table:number-columns-repeated="2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10_Epic</text:p>
          </table:table-cell>
          <table:table-cell table:formula="oooc:=[.B32]+1" office:value-type="float" office:value="16828808">
            <text:p>16828808</text:p>
          </table:table-cell>
          <table:table-cell office:value-type="float" office:value="22">
            <text:p>22</text:p>
          </table:table-cell>
          <table:table-cell office:value-type="float" office:value="176">
            <text:p>176</text:p>
          </table:table-cell>
          <table:table-cell table:number-columns-repeated="2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formula="oooc:=(([.E32]&gt;20)OR(NOT([.I32]=&quot;****&quot;)AND([.I32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5_Epic</text:p>
          </table:table-cell>
          <table:table-cell table:formula="oooc:=[.B33]+1" office:value-type="float" office:value="16828808">
            <text:p>16828808</text:p>
          </table:table-cell>
          <table:table-cell office:value-type="float" office:value="21">
            <text:p>21</text:p>
          </table:table-cell>
          <table:table-cell office:value-type="float" office:value="175">
            <text:p>175</text:p>
          </table:table-cell>
          <table:table-cell table:number-columns-repeated="2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table:formula="oooc:=(([.E33]&gt;20)OR(NOT([.I33]=&quot;****&quot;)AND([.I33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828747">
            <text:p>16828747</text:p>
          </table:table-cell>
          <table:table-cell office:value-type="string">
            <text:p>Acid_Resistance</text:p>
          </table:table-cell>
          <table:table-cell table:formula="oooc:=[.B34]+1" office:value-type="float" office:value="16828748">
            <text:p>16828748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formula="oooc:=(([.E34]&gt;20)OR(NOT([.I34]=&quot;****&quot;)AND([.I34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828803">
            <text:p>16828803</text:p>
          </table:table-cell>
          <table:table-cell office:value-type="string">
            <text:p>Cold_Warding</text:p>
          </table:table-cell>
          <table:table-cell table:formula="oooc:=[.B35]+1" office:value-type="float" office:value="16828804">
            <text:p>16828804</text:p>
          </table:table-cell>
          <table:table-cell office:value-type="float" office:value="21">
            <text:p>21</text:p>
          </table:table-cell>
          <table:table-cell office:value-type="float" office:value="137">
            <text:p>137</text:p>
          </table:table-cell>
          <table:table-cell table:number-columns-repeated="2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table:formula="oooc:=(([.E35]&gt;20)OR(NOT([.I35]=&quot;****&quot;)AND([.I35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6828815">
            <text:p>16828815</text:p>
          </table:table-cell>
          <table:table-cell office:value-type="string">
            <text:p>Sonic_Warding</text:p>
          </table:table-cell>
          <table:table-cell table:formula="oooc:=[.B36]+1" office:value-type="float" office:value="16828816">
            <text:p>16828816</text:p>
          </table:table-cell>
          <table:table-cell office:value-type="float" office:value="21">
            <text:p>21</text:p>
          </table:table-cell>
          <table:table-cell office:value-type="float" office:value="137">
            <text:p>137</text:p>
          </table:table-cell>
          <table:table-cell table:number-columns-repeated="2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table:formula="oooc:=(([.E36]&gt;20)OR(NOT([.I36]=&quot;****&quot;)AND([.I36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6828769">
            <text:p>16828769</text:p>
          </table:table-cell>
          <table:table-cell office:value-type="string">
            <text:p>Fire_Resistance</text:p>
          </table:table-cell>
          <table:table-cell table:formula="oooc:=[.B37]+1" office:value-type="float" office:value="16828770">
            <text:p>1682877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formula="oooc:=(([.E37]&gt;20)OR(NOT([.I37]=&quot;****&quot;)AND([.I37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6828791">
            <text:p>16828791</text:p>
          </table:table-cell>
          <table:table-cell office:value-type="string">
            <text:p>Sonic_Resistance</text:p>
          </table:table-cell>
          <table:table-cell table:formula="oooc:=[.B38]+1" office:value-type="float" office:value="16828792">
            <text:p>16828792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formula="oooc:=(([.E38]&gt;20)OR(NOT([.I38]=&quot;****&quot;)AND([.I38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828813">
            <text:p>16828813</text:p>
          </table:table-cell>
          <table:table-cell office:value-type="string">
            <text:p>Lightning_Warding</text:p>
          </table:table-cell>
          <table:table-cell table:formula="oooc:=[.B39]+1" office:value-type="float" office:value="16828814">
            <text:p>16828814</text:p>
          </table:table-cell>
          <table:table-cell office:value-type="float" office:value="21">
            <text:p>21</text:p>
          </table:table-cell>
          <table:table-cell office:value-type="float" office:value="137">
            <text:p>137</text:p>
          </table:table-cell>
          <table:table-cell table:number-columns-repeated="2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table:formula="oooc:=(([.E39]&gt;20)OR(NOT([.I39]=&quot;****&quot;)AND([.I39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6828805">
            <text:p>16828805</text:p>
          </table:table-cell>
          <table:table-cell office:value-type="string">
            <text:p>Fire_Warding</text:p>
          </table:table-cell>
          <table:table-cell table:formula="oooc:=[.B40]+1" office:value-type="float" office:value="16828806">
            <text:p>16828806</text:p>
          </table:table-cell>
          <table:table-cell office:value-type="float" office:value="21">
            <text:p>21</text:p>
          </table:table-cell>
          <table:table-cell office:value-type="float" office:value="137">
            <text:p>137</text:p>
          </table:table-cell>
          <table:table-cell table:number-columns-repeated="2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****</text:p>
          </table:table-cell>
          <table:table-cell table:formula="oooc:=(([.E40]&gt;20)OR(NOT([.I40]=&quot;****&quot;)AND([.I40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6828761">
            <text:p>16828761</text:p>
          </table:table-cell>
          <table:table-cell office:value-type="string">
            <text:p>Electricity_Resistance</text:p>
          </table:table-cell>
          <table:table-cell table:formula="oooc:=[.B41]+1" office:value-type="float" office:value="16828762">
            <text:p>16828762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formula="oooc:=(([.E41]&gt;20)OR(NOT([.I41]=&quot;****&quot;)AND([.I41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828755">
            <text:p>16828755</text:p>
          </table:table-cell>
          <table:table-cell office:value-type="string">
            <text:p>Cold_Resistance</text:p>
          </table:table-cell>
          <table:table-cell table:formula="oooc:=[.B42]+1" office:value-type="float" office:value="16828756">
            <text:p>1682875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formula="oooc:=(([.E42]&gt;20)OR(NOT([.I42]=&quot;****&quot;)AND([.I42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828801">
            <text:p>16828801</text:p>
          </table:table-cell>
          <table:table-cell office:value-type="string">
            <text:p>Acid_Warding</text:p>
          </table:table-cell>
          <table:table-cell table:formula="oooc:=[.B43]+1" office:value-type="float" office:value="16828802">
            <text:p>16828802</text:p>
          </table:table-cell>
          <table:table-cell office:value-type="float" office:value="21">
            <text:p>21</text:p>
          </table:table-cell>
          <table:table-cell office:value-type="float" office:value="137">
            <text:p>137</text:p>
          </table:table-cell>
          <table:table-cell table:number-columns-repeated="2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table:formula="oooc:=(([.E43]&gt;20)OR(NOT([.I43]=&quot;****&quot;)AND([.I43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828749">
            <text:p>16828749</text:p>
          </table:table-cell>
          <table:table-cell office:value-type="string">
            <text:p>Acid_Resistance_Improved</text:p>
          </table:table-cell>
          <table:table-cell table:formula="oooc:=[.B44]+1" office:value-type="float" office:value="16828750">
            <text:p>16828750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table:formula="oooc:=(([.E44]&gt;20)OR(NOT([.I44]=&quot;****&quot;)AND([.I44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6828771">
            <text:p>16828771</text:p>
          </table:table-cell>
          <table:table-cell office:value-type="string">
            <text:p>Fire_Resistance_Improved</text:p>
          </table:table-cell>
          <table:table-cell table:formula="oooc:=[.B45]+1" office:value-type="float" office:value="16828772">
            <text:p>168287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table:formula="oooc:=(([.E45]&gt;20)OR(NOT([.I45]=&quot;****&quot;)AND([.I45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828763">
            <text:p>16828763</text:p>
          </table:table-cell>
          <table:table-cell office:value-type="string">
            <text:p>Electricity_Resistance_Improved</text:p>
          </table:table-cell>
          <table:table-cell table:formula="oooc:=[.B46]+1" office:value-type="float" office:value="16828764">
            <text:p>16828764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table:formula="oooc:=(([.E46]&gt;20)OR(NOT([.I46]=&quot;****&quot;)AND([.I46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828757">
            <text:p>16828757</text:p>
          </table:table-cell>
          <table:table-cell office:value-type="string">
            <text:p>Cold_Resistance_Improved</text:p>
          </table:table-cell>
          <table:table-cell table:formula="oooc:=[.B47]+1" office:value-type="float" office:value="16828758">
            <text:p>16828758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table:formula="oooc:=(([.E47]&gt;20)OR(NOT([.I47]=&quot;****&quot;)AND([.I47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6828793">
            <text:p>16828793</text:p>
          </table:table-cell>
          <table:table-cell office:value-type="string">
            <text:p>Sonic_Resistance_Improved</text:p>
          </table:table-cell>
          <table:table-cell table:formula="oooc:=[.B48]+1" office:value-type="float" office:value="16828794">
            <text:p>16828794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table:formula="oooc:=(([.E48]&gt;20)OR(NOT([.I48]=&quot;****&quot;)AND([.I48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6828773">
            <text:p>16828773</text:p>
          </table:table-cell>
          <table:table-cell office:value-type="string">
            <text:p>Fire_Resistance_Greater</text:p>
          </table:table-cell>
          <table:table-cell table:formula="oooc:=[.B49]+1" office:value-type="float" office:value="16828774">
            <text:p>16828774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table:formula="oooc:=(([.E49]&gt;20)OR(NOT([.I49]=&quot;****&quot;)AND([.I49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828765">
            <text:p>16828765</text:p>
          </table:table-cell>
          <table:table-cell office:value-type="string">
            <text:p>Electricity_Resistance_Greater</text:p>
          </table:table-cell>
          <table:table-cell table:formula="oooc:=[.B50]+1" office:value-type="float" office:value="16828766">
            <text:p>16828766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table:formula="oooc:=(([.E50]&gt;20)OR(NOT([.I50]=&quot;****&quot;)AND([.I50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6828795">
            <text:p>16828795</text:p>
          </table:table-cell>
          <table:table-cell office:value-type="string">
            <text:p>Sonic_Resistance_Greater</text:p>
          </table:table-cell>
          <table:table-cell table:formula="oooc:=[.B51]+1" office:value-type="float" office:value="16828796">
            <text:p>16828796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table:formula="oooc:=(([.E51]&gt;20)OR(NOT([.I51]=&quot;****&quot;)AND([.I51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828759">
            <text:p>16828759</text:p>
          </table:table-cell>
          <table:table-cell office:value-type="string">
            <text:p>Cold_Resistance_Greater</text:p>
          </table:table-cell>
          <table:table-cell table:formula="oooc:=[.B52]+1" office:value-type="float" office:value="16828760">
            <text:p>16828760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table:formula="oooc:=(([.E52]&gt;20)OR(NOT([.I52]=&quot;****&quot;)AND([.I52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828751">
            <text:p>16828751</text:p>
          </table:table-cell>
          <table:table-cell office:value-type="string">
            <text:p>Acid_Resistance_Greater</text:p>
          </table:table-cell>
          <table:table-cell table:formula="oooc:=[.B53]+1" office:value-type="float" office:value="16828752">
            <text:p>16828752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****</text:p>
          </table:table-cell>
          <table:table-cell table:formula="oooc:=(([.E53]&gt;20)OR(NOT([.I53]=&quot;****&quot;)AND([.I53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9</text:p>
          </table:table-cell>
          <table:table-cell table:formula="oooc:=[.B54]+1" office:value-type="float" office:value="16828798">
            <text:p>16828798</text:p>
          </table:table-cell>
          <table:table-cell office:value-type="float" office:value="15">
            <text:p>15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0">
            <text:p>30</text:p>
          </table:table-cell>
          <table:table-cell office:value-type="string">
            <text:p>****</text:p>
          </table:table-cell>
          <table:table-cell table:formula="oooc:=(([.E54]&gt;20)OR(NOT([.I54]=&quot;****&quot;)AND([.I54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5</text:p>
          </table:table-cell>
          <table:table-cell table:formula="oooc:=[.B55]+1" office:value-type="float" office:value="16828798">
            <text:p>16828798</text:p>
          </table:table-cell>
          <table:table-cell office:value-type="float" office:value="15">
            <text:p>15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8">
            <text:p>28</text:p>
          </table:table-cell>
          <table:table-cell office:value-type="string">
            <text:p>****</text:p>
          </table:table-cell>
          <table:table-cell table:formula="oooc:=(([.E55]&gt;20)OR(NOT([.I55]=&quot;****&quot;)AND([.I55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7</text:p>
          </table:table-cell>
          <table:table-cell table:formula="oooc:=[.B56]+1" office:value-type="float" office:value="16828798">
            <text:p>16828798</text:p>
          </table:table-cell>
          <table:table-cell office:value-type="float" office:value="15">
            <text:p>15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9">
            <text:p>29</text:p>
          </table:table-cell>
          <table:table-cell office:value-type="string">
            <text:p>****</text:p>
          </table:table-cell>
          <table:table-cell table:formula="oooc:=(([.E56]&gt;20)OR(NOT([.I56]=&quot;****&quot;)AND([.I56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3</text:p>
          </table:table-cell>
          <table:table-cell table:formula="oooc:=[.B57]+1" office:value-type="float" office:value="16828798">
            <text:p>16828798</text:p>
          </table:table-cell>
          <table:table-cell office:value-type="float" office:value="15">
            <text:p>15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7">
            <text:p>27</text:p>
          </table:table-cell>
          <table:table-cell office:value-type="string">
            <text:p>****</text:p>
          </table:table-cell>
          <table:table-cell table:formula="oooc:=(([.E57]&gt;20)OR(NOT([.I57]=&quot;****&quot;)AND([.I57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7</text:p>
          </table:table-cell>
          <table:table-cell table:formula="oooc:=[.B58]+1" office:value-type="float" office:value="16828812">
            <text:p>16828812</text:p>
          </table:table-cell>
          <table:table-cell office:value-type="float" office:value="24">
            <text:p>24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4">
            <text:p>34</text:p>
          </table:table-cell>
          <table:table-cell office:value-type="string">
            <text:p>****</text:p>
          </table:table-cell>
          <table:table-cell table:formula="oooc:=(([.E58]&gt;20)OR(NOT([.I58]=&quot;****&quot;)AND([.I58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3</text:p>
          </table:table-cell>
          <table:table-cell table:formula="oooc:=[.B59]+1" office:value-type="float" office:value="16828812">
            <text:p>16828812</text:p>
          </table:table-cell>
          <table:table-cell office:value-type="float" office:value="22">
            <text:p>22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2">
            <text:p>32</text:p>
          </table:table-cell>
          <table:table-cell office:value-type="string">
            <text:p>****</text:p>
          </table:table-cell>
          <table:table-cell table:formula="oooc:=(([.E59]&gt;20)OR(NOT([.I59]=&quot;****&quot;)AND([.I59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1</text:p>
          </table:table-cell>
          <table:table-cell table:formula="oooc:=[.B60]+1" office:value-type="float" office:value="16828812">
            <text:p>16828812</text:p>
          </table:table-cell>
          <table:table-cell office:value-type="float" office:value="21">
            <text:p>21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1">
            <text:p>31</text:p>
          </table:table-cell>
          <table:table-cell office:value-type="string">
            <text:p>****</text:p>
          </table:table-cell>
          <table:table-cell table:formula="oooc:=(([.E60]&gt;20)OR(NOT([.I60]=&quot;****&quot;)AND([.I60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5</text:p>
          </table:table-cell>
          <table:table-cell table:formula="oooc:=[.B61]+1" office:value-type="float" office:value="16828812">
            <text:p>16828812</text:p>
          </table:table-cell>
          <table:table-cell office:value-type="float" office:value="23">
            <text:p>23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3">
            <text:p>33</text:p>
          </table:table-cell>
          <table:table-cell office:value-type="string">
            <text:p>****</text:p>
          </table:table-cell>
          <table:table-cell table:formula="oooc:=(([.E61]&gt;20)OR(NOT([.I61]=&quot;****&quot;)AND([.I61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6828789">
            <text:p>16828789</text:p>
          </table:table-cell>
          <table:table-cell office:value-type="string">
            <text:p>Silent_Moves_Greater</text:p>
          </table:table-cell>
          <table:table-cell table:formula="oooc:=[.B62]+1" office:value-type="float" office:value="16828790">
            <text:p>16828790</text:p>
          </table:table-cell>
          <table:table-cell office:value-type="float" office:value="15">
            <text:p>15</text:p>
          </table:table-cell>
          <table:table-cell office:value-type="float" office:value="163">
            <text:p>163</text:p>
          </table:table-cell>
          <table:table-cell table:number-columns-repeated="3" office:value-type="string">
            <text:p>****</text:p>
          </table:table-cell>
          <table:table-cell office:value-type="float" office:value="33750">
            <text:p>33750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table:formula="oooc:=(([.E62]&gt;20)OR(NOT([.I62]=&quot;****&quot;)AND([.I62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6828779">
            <text:p>16828779</text:p>
          </table:table-cell>
          <table:table-cell office:value-type="string">
            <text:p>Shadow</text:p>
          </table:table-cell>
          <table:table-cell table:formula="oooc:=[.B63]+1" office:value-type="float" office:value="16828780">
            <text:p>1682878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table:number-columns-repeated="3" office:value-type="string">
            <text:p>****</text:p>
          </table:table-cell>
          <table:table-cell office:value-type="float" office:value="3750">
            <text:p>3750</text:p>
          </table:table-cell>
          <table:table-cell office:value-type="string">
            <text:p>****</text:p>
          </table:table-cell>
          <table:table-cell office:value-type="float" office:value="52">
            <text:p>5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****</text:p>
          </table:table-cell>
          <table:table-cell table:formula="oooc:=(([.E63]&gt;20)OR(NOT([.I63]=&quot;****&quot;)AND([.I63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6828785">
            <text:p>16828785</text:p>
          </table:table-cell>
          <table:table-cell office:value-type="string">
            <text:p>Silent_Moves</text:p>
          </table:table-cell>
          <table:table-cell table:formula="oooc:=[.B64]+1" office:value-type="float" office:value="16828786">
            <text:p>16828786</text:p>
          </table:table-cell>
          <table:table-cell office:value-type="float" office:value="5">
            <text:p>5</text:p>
          </table:table-cell>
          <table:table-cell office:value-type="float" office:value="163">
            <text:p>163</text:p>
          </table:table-cell>
          <table:table-cell table:number-columns-repeated="3" office:value-type="string">
            <text:p>****</text:p>
          </table:table-cell>
          <table:table-cell office:value-type="float" office:value="3750">
            <text:p>3750</text:p>
          </table:table-cell>
          <table:table-cell office:value-type="string">
            <text:p>****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table:formula="oooc:=(([.E64]&gt;20)OR(NOT([.I64]=&quot;****&quot;)AND([.I64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6828783">
            <text:p>16828783</text:p>
          </table:table-cell>
          <table:table-cell office:value-type="string">
            <text:p>Shadow_Greater</text:p>
          </table:table-cell>
          <table:table-cell table:formula="oooc:=[.B65]+1" office:value-type="float" office:value="16828784">
            <text:p>16828784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number-columns-repeated="3" office:value-type="string">
            <text:p>****</text:p>
          </table:table-cell>
          <table:table-cell office:value-type="float" office:value="33750">
            <text:p>33750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table:formula="oooc:=(([.E65]&gt;20)OR(NOT([.I65]=&quot;****&quot;)AND([.I65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6828781">
            <text:p>16828781</text:p>
          </table:table-cell>
          <table:table-cell office:value-type="string">
            <text:p>Shadow_Improved</text:p>
          </table:table-cell>
          <table:table-cell table:formula="oooc:=[.B66]+1" office:value-type="float" office:value="16828782">
            <text:p>16828782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table:number-columns-repeated="3" office:value-type="string">
            <text:p>****</text:p>
          </table:table-cell>
          <table:table-cell office:value-type="float" office:value="15000">
            <text:p>1500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table:formula="oooc:=(([.E66]&gt;20)OR(NOT([.I66]=&quot;****&quot;)AND([.I66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6828787">
            <text:p>16828787</text:p>
          </table:table-cell>
          <table:table-cell office:value-type="string">
            <text:p>Silent_Moves_Improved</text:p>
          </table:table-cell>
          <table:table-cell table:formula="oooc:=[.B67]+1" office:value-type="float" office:value="16828788">
            <text:p>16828788</text:p>
          </table:table-cell>
          <table:table-cell office:value-type="float" office:value="10">
            <text:p>10</text:p>
          </table:table-cell>
          <table:table-cell office:value-type="float" office:value="163">
            <text:p>163</text:p>
          </table:table-cell>
          <table:table-cell table:number-columns-repeated="3" office:value-type="string">
            <text:p>****</text:p>
          </table:table-cell>
          <table:table-cell office:value-type="float" office:value="15000">
            <text:p>1500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table:formula="oooc:=(([.E67]&gt;20)OR(NOT([.I67]=&quot;****&quot;)AND([.I67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</table:table>
      <table:table table:name="Sheet1" table:style-name="ta1" table:print="false">
        <table:table-column table:style-name="co18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8" table:default-cell-style-name="Default"/>
        <table:table-row table:style-name="ro1">
          <table:table-cell/>
        </table:table-row>
      </table:table>
      <table:database-ranges>
        <table:database-range table:target-range-address="craft_armour_2.A4:craft_armour_2.IV67" table:contains-header="false">
          <table:sort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23">23/07/2006</text:date>, <text:time>19:5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7-19T17:32:31</meta:creation-date>
    <dc:date>2006-07-23T19:58:43</dc:date>
    <dc:language>en-US</dc:language>
    <meta:editing-cycles>27</meta:editing-cycles>
    <meta:editing-duration>P1DT23H59M56S</meta:editing-duration>
    <meta:user-defined meta:name="Info 1"/>
    <meta:user-defined meta:name="Info 2"/>
    <meta:user-defined meta:name="Info 3"/>
    <meta:user-defined meta:name="Info 4"/>
    <meta:document-statistic meta:table-count="5" meta:cell-count="2407"/>
  </office:meta>
</office:document-meta>
</file>